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985cm" svg:height="6.985cm" svg:x="13.065cm" svg:y="12.43cm">
          <text:p text:style-name="P1">Homepage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001cm" svg:height="0.635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985cm" svg:height="5.715cm" svg:x="6.715cm" svg:y="4.175cm">
          <text:p text:style-name="P1">Lolhomepage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8.255cm" svg:height="3.81cm" svg:x="19.415cm" svg:y="3.54cm">
          <text:p text:style-name="P1">Lolinfomation.ht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207cm" svg:y1="9.89cm" svg:x2="16.557cm" svg:y2="12.43cm" draw:start-shape="id1" draw:end-shape="id2" svg:d="m10207 9890v1270h6350v1270">
          <text:p/>
        </draw:connector>
        <draw:connector draw:style-name="gr3" draw:text-style-name="P1" draw:layer="layout" svg:x1="16.875cm" svg:y1="12.747cm" svg:x2="16.875cm" svg:y2="12.747cm" draw:start-shape="id2" svg:d="">
          <text:p/>
        </draw:connector>
        <draw:connector draw:style-name="gr3" draw:text-style-name="P1" draw:layer="layout" svg:x1="13.7cm" svg:y1="7.032cm" svg:x2="19.415cm" svg:y2="5.445cm" draw:start-shape="id1" draw:start-glue-point="7" draw:end-shape="id3" svg:d="m13700 7032h2857v-1587h2858">
          <text:p/>
        </draw:connector>
        <draw:custom-shape draw:style-name="gr1" draw:text-style-name="P1" xml:id="id4" draw:id="id4" draw:layer="layout" svg:width="6.985cm" svg:height="5.08cm" svg:x="2.27cm" svg:y="10.525cm">
          <text:p text:style-name="P1">Video.ht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62cm" svg:y1="10.525cm" svg:x2="6.715cm" svg:y2="7.032cm" draw:start-shape="id4" draw:end-shape="id1" draw:end-glue-point="5" svg:d="m5762 10525v-3493h953">
          <text:p/>
        </draw:connector>
        <draw:custom-shape draw:style-name="gr1" draw:text-style-name="P1" xml:id="id5" draw:id="id5" draw:layer="layout" svg:width="6.35cm" svg:height="3.175cm" svg:x="1cm" svg:y="1cm">
          <text:p text:style-name="P1">Tricks.ht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35cm" svg:y1="2.587cm" svg:x2="10.208cm" svg:y2="4.175cm" draw:start-shape="id5" draw:start-glue-point="1" draw:end-shape="id1" draw:end-glue-point="4" svg:d="m7350 2587h2858v1588">
          <text:p/>
        </draw:connector>
        <draw:custom-shape draw:style-name="gr1" draw:text-style-name="P1" xml:id="id6" draw:id="id6" draw:layer="layout" svg:width="5.715cm" svg:height="4.445cm" svg:x="21.955cm" svg:y="10.525cm">
          <text:p text:style-name="P1">Pictures.ht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7.032cm" svg:x2="21.955cm" svg:y2="12.747cm" draw:start-shape="id1" draw:end-shape="id6" svg:d="m13700 7032h4127v5715h4128">
          <text:p/>
        </draw:connector>
        <draw:custom-shape draw:style-name="gr1" draw:text-style-name="P1" xml:id="id7" draw:id="id7" draw:layer="layout" svg:width="7.62cm" svg:height="3.175cm" svg:x="6.08cm" svg:y="18.78cm">
          <text:p text:style-name="P1">Sellthings.ht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20.367cm" svg:x2="16.558cm" svg:y2="19.415cm" draw:start-shape="id7" draw:end-shape="id2" draw:end-glue-point="6" svg:d="m13700 20367h2858v-952">
          <text:p/>
        </draw:connector>
      </draw:page>
      <draw:page draw:name="page2" draw:style-name="dp1" draw:master-page-name="Default">
        <draw:custom-shape draw:style-name="gr1" draw:text-style-name="P1" draw:layer="layout" svg:width="21.59cm" svg:height="4.445cm" svg:x="2.905cm" svg:y="1.635cm">
          <text:p text:style-name="P1">Welcome to LOL home p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175cm" svg:x="1cm" svg:y="7.985cm">
          <text:p text:style-name="P1">Hero Vedio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175cm" svg:x="7.985cm" svg:y="7.985cm">
          <text:p text:style-name="P1">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175cm" svg:x="21.955cm" svg:y="7.985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175cm" svg:x="14.97cm" svg:y="7.985cm">
          <text:p text:style-name="P1">Hero Pictu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15cm" svg:height="6.795cm" svg:x="8.62cm" svg:y="13.795cm">
          <text:p text:style-name="P1">Hero inform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6.255cm" svg:x="1cm" svg:y="14.335cm">
          <text:p text:style-name="P1">Introdu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4.875cm" svg:x="0.365cm" svg:y="6.715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5.24cm" svg:x="27.94cm" svg:y="6.08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59cm" svg:height="1cm" svg:x="2.905cm" svg:y="0cm">
          <text:p text:style-name="P1">di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3T13:52:56</meta:creation-date>
    <dc:date>2012-04-24T11:29:22</dc:date>
    <dc:creator>Student </dc:creator>
    <meta:editing-duration>PT45M25S</meta:editing-duration>
    <meta:editing-cycles>2</meta:editing-cycles>
    <meta:generator>LibreOffice/3.3$Linux LibreOffice_project/330m19$Build-202</meta:generator>
    <meta:document-statistic meta:object-count="25"/>
  </office:meta>
</office:document-meta>
</file>